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7.51416666666667cm" style:use-optimal-column-width="true"/>
    </style:style>
    <style:style style:name="co2" style:family="table-column">
      <style:table-column-properties fo:break-before="auto" style:column-width="8.651875cm" style:use-optimal-column-width="true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ontar las veces que aparece un carácter</text:p>
          </table:table-cell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X</text:p>
          </table:table-cell>
          <table:table-cell office:value-type="string" table:style-name="ce5">
            <text:p>1, "pan", 'a' || 2, "hipopotamo", 'p' || 0, "becerro", 'v'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9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4:18:52Z</dc:date>
    <meta:editing-cycles>5</meta:editing-cycles>
    <meta:editing-duration>PT3599S</meta:editing-duration>
  </office:meta>
</office:document-meta>
</file>